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4.16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2" calcext:value-type="float">
            <text:p>25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9" calcext:value-type="float">
            <text:p>249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7" calcext:value-type="float">
            <text:p>24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46" calcext:value-type="float">
            <text:p>24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62" calcext:value-type="float">
            <text:p>26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61" calcext:value-type="float">
            <text:p>26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60" calcext:value-type="float">
            <text:p>26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59" calcext:value-type="float">
            <text:p>25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44" calcext:value-type="float">
            <text:p>24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49" calcext:value-type="float">
            <text:p>24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61" calcext:value-type="float">
            <text:p>261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49" calcext:value-type="float">
            <text:p>24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60" calcext:value-type="float">
            <text:p>26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63" calcext:value-type="float">
            <text:p>26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61" calcext:value-type="float">
            <text:p>261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60" calcext:value-type="float">
            <text:p>260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59" calcext:value-type="float">
            <text:p>259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237" calcext:value-type="float">
            <text:p>23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236" calcext:value-type="float">
            <text:p>23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258" calcext:value-type="float">
            <text:p>258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260" calcext:value-type="float">
            <text:p>260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259" calcext:value-type="float">
            <text:p>25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239" calcext:value-type="float">
            <text:p>23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247" calcext:value-type="float">
            <text:p>24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249" calcext:value-type="float">
            <text:p>24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238" calcext:value-type="float">
            <text:p>23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247" calcext:value-type="float">
            <text:p>24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247" calcext:value-type="float">
            <text:p>24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246" calcext:value-type="float">
            <text:p>24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259" calcext:value-type="float">
            <text:p>25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257" calcext:value-type="float">
            <text:p>2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259" calcext:value-type="float">
            <text:p>25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6" calcext:value-type="float">
            <text:p>25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241" calcext:value-type="float">
            <text:p>241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float" office:value="237" calcext:value-type="float">
            <text:p>23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236" calcext:value-type="float">
            <text:p>236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237" calcext:value-type="float">
            <text:p>23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237" calcext:value-type="float">
            <text:p>23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238" calcext:value-type="float">
            <text:p>238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239" calcext:value-type="float">
            <text:p>239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float" office:value="240" calcext:value-type="float">
            <text:p>240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246" calcext:value-type="float">
            <text:p>24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260" calcext:value-type="float">
            <text:p>26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264" calcext:value-type="float">
            <text:p>26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257" calcext:value-type="float">
            <text:p>2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238" calcext:value-type="float">
            <text:p>23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239" calcext:value-type="float">
            <text:p>239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47" calcext:value-type="float">
            <text:p>24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float" office:value="239" calcext:value-type="float">
            <text:p>23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453" calcext:value-type="float">
            <text:p>10453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495" calcext:value-type="float">
            <text:p>10495</text:p>
          </table:table-cell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0538" calcext:value-type="float">
            <text:p>10538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float" office:value="249" calcext:value-type="float">
            <text:p>24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0822" calcext:value-type="float">
            <text:p>10822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float" office:value="249" calcext:value-type="float">
            <text:p>24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10874" calcext:value-type="float">
            <text:p>10874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895" calcext:value-type="float">
            <text:p>10895</text:p>
          </table:table-cell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60" calcext:value-type="float">
            <text:p>26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257" calcext:value-type="float">
            <text:p>257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float" office:value="253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1484" calcext:value-type="float">
            <text:p>11484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242" calcext:value-type="float">
            <text:p>24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1746" calcext:value-type="float">
            <text:p>11746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1788" calcext:value-type="float">
            <text:p>11788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1809" calcext:value-type="float">
            <text:p>11809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1830" calcext:value-type="float">
            <text:p>11830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1882" calcext:value-type="float">
            <text:p>11882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1903" calcext:value-type="float">
            <text:p>11903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1924" calcext:value-type="float">
            <text:p>11924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1946" calcext:value-type="float">
            <text:p>11946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1989" calcext:value-type="float">
            <text:p>11989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052" calcext:value-type="float">
            <text:p>12052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float" office:value="251" calcext:value-type="float">
            <text:p>25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253" calcext:value-type="float">
            <text:p>253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689" calcext:value-type="float">
            <text:p>12689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773" calcext:value-type="float">
            <text:p>12773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815" calcext:value-type="float">
            <text:p>12815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238" calcext:value-type="float">
            <text:p>23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2878" calcext:value-type="float">
            <text:p>12878</text:p>
          </table:table-cell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929" calcext:value-type="float">
            <text:p>12929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3055" calcext:value-type="float">
            <text:p>13055</text:p>
          </table:table-cell>
          <table:table-cell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276" calcext:value-type="float">
            <text:p>13276</text:p>
          </table:table-cell>
          <table:table-cell office:value-type="float" office:value="260" calcext:value-type="float">
            <text:p>26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3339" calcext:value-type="float">
            <text:p>13339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3381" calcext:value-type="float">
            <text:p>13381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402" calcext:value-type="float">
            <text:p>13402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3434" calcext:value-type="float">
            <text:p>1343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581" calcext:value-type="float">
            <text:p>13581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3675" calcext:value-type="float">
            <text:p>13675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3717" calcext:value-type="float">
            <text:p>13717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3738" calcext:value-type="float">
            <text:p>13738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4306" calcext:value-type="float">
            <text:p>14306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259" calcext:value-type="float">
            <text:p>25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591" calcext:value-type="float">
            <text:p>14591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4705" calcext:value-type="float">
            <text:p>14705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726" calcext:value-type="float">
            <text:p>14726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float" office:value="251" calcext:value-type="float">
            <text:p>25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float" office:value="249" calcext:value-type="float">
            <text:p>24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852" calcext:value-type="float">
            <text:p>14852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925" calcext:value-type="float">
            <text:p>14925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269" calcext:value-type="float">
            <text:p>15269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458" calcext:value-type="float">
            <text:p>15458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5573" calcext:value-type="float">
            <text:p>15573</text:p>
          </table:table-cell>
          <table:table-cell office:value-type="float" office:value="257" calcext:value-type="float">
            <text:p>25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260" calcext:value-type="float">
            <text:p>26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float" office:value="264" calcext:value-type="float">
            <text:p>264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262" calcext:value-type="float">
            <text:p>26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658" calcext:value-type="float">
            <text:p>15658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5679" calcext:value-type="float">
            <text:p>15679</text:p>
          </table:table-cell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5731" calcext:value-type="float">
            <text:p>15731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5752" calcext:value-type="float">
            <text:p>15752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5794" calcext:value-type="float">
            <text:p>15794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5815" calcext:value-type="float">
            <text:p>15815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5836" calcext:value-type="float">
            <text:p>15836</text:p>
          </table:table-cell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5857" calcext:value-type="float">
            <text:p>15857</text:p>
          </table:table-cell>
          <table:table-cell office:value-type="float" office:value="257" calcext:value-type="float">
            <text:p>2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5899" calcext:value-type="float">
            <text:p>15899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941" calcext:value-type="float">
            <text:p>15941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962" calcext:value-type="float">
            <text:p>15962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5993" calcext:value-type="float">
            <text:p>1599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6014" calcext:value-type="float">
            <text:p>16014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056" calcext:value-type="float">
            <text:p>16056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6077" calcext:value-type="float">
            <text:p>16077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098" calcext:value-type="float">
            <text:p>16098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6203" calcext:value-type="float">
            <text:p>16203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6274" calcext:value-type="float">
            <text:p>16274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244" calcext:value-type="float">
            <text:p>24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16358" calcext:value-type="float">
            <text:p>16358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6379" calcext:value-type="float">
            <text:p>16379</text:p>
          </table:table-cell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6442" calcext:value-type="float">
            <text:p>16442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6484" calcext:value-type="float">
            <text:p>16484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6547" calcext:value-type="float">
            <text:p>16547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268" calcext:value-type="float">
            <text:p>268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6746" calcext:value-type="float">
            <text:p>16746</text:p>
          </table:table-cell>
          <table:table-cell office:value-type="float" office:value="266" calcext:value-type="float">
            <text:p>26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6788" calcext:value-type="float">
            <text:p>16788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259" calcext:value-type="float">
            <text:p>25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6882" calcext:value-type="float">
            <text:p>16882</text:p>
          </table:table-cell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16903" calcext:value-type="float">
            <text:p>16903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6945" calcext:value-type="float">
            <text:p>16945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6966" calcext:value-type="float">
            <text:p>16966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029" calcext:value-type="float">
            <text:p>17029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165" calcext:value-type="float">
            <text:p>17165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186" calcext:value-type="float">
            <text:p>17186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7207" calcext:value-type="float">
            <text:p>17207</text:p>
          </table:table-cell>
          <table:table-cell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228" calcext:value-type="float">
            <text:p>17228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249" calcext:value-type="float">
            <text:p>17249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312" calcext:value-type="float">
            <text:p>17312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365" calcext:value-type="float">
            <text:p>17365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407" calcext:value-type="float">
            <text:p>17407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7428" calcext:value-type="float">
            <text:p>17428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7514" calcext:value-type="float">
            <text:p>17514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7544" calcext:value-type="float">
            <text:p>17544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7565" calcext:value-type="float">
            <text:p>17565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7586" calcext:value-type="float">
            <text:p>17586</text:p>
          </table:table-cell>
          <table:table-cell office:value-type="float" office:value="249" calcext:value-type="float">
            <text:p>24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7607" calcext:value-type="float">
            <text:p>17607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7628" calcext:value-type="float">
            <text:p>17628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7649" calcext:value-type="float">
            <text:p>17649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691" calcext:value-type="float">
            <text:p>17691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7712" calcext:value-type="float">
            <text:p>17712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7733" calcext:value-type="float">
            <text:p>17733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796" calcext:value-type="float">
            <text:p>17796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848" calcext:value-type="float">
            <text:p>17848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911" calcext:value-type="float">
            <text:p>17911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7932" calcext:value-type="float">
            <text:p>17932</text:p>
          </table:table-cell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7953" calcext:value-type="float">
            <text:p>17953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7974" calcext:value-type="float">
            <text:p>17974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7995" calcext:value-type="float">
            <text:p>17995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8058" calcext:value-type="float">
            <text:p>18058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088" calcext:value-type="float">
            <text:p>18088</text:p>
          </table:table-cell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8109" calcext:value-type="float">
            <text:p>18109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257" calcext:value-type="float">
            <text:p>25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256" calcext:value-type="float">
            <text:p>18256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8298" calcext:value-type="float">
            <text:p>18298</text:p>
          </table:table-cell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392" calcext:value-type="float">
            <text:p>18392</text:p>
          </table:table-cell>
          <table:table-cell office:value-type="float" office:value="242" calcext:value-type="float">
            <text:p>242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413" calcext:value-type="float">
            <text:p>18413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455" calcext:value-type="float">
            <text:p>18455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476" calcext:value-type="float">
            <text:p>18476</text:p>
          </table:table-cell>
          <table:table-cell office:value-type="float" office:value="245" calcext:value-type="float">
            <text:p>245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8497" calcext:value-type="float">
            <text:p>18497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539" calcext:value-type="float">
            <text:p>18539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8581" calcext:value-type="float">
            <text:p>18581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8602" calcext:value-type="float">
            <text:p>18602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8654" calcext:value-type="float">
            <text:p>18654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675" calcext:value-type="float">
            <text:p>18675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696" calcext:value-type="float">
            <text:p>18696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717" calcext:value-type="float">
            <text:p>18717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759" calcext:value-type="float">
            <text:p>18759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8822" calcext:value-type="float">
            <text:p>18822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8843" calcext:value-type="float">
            <text:p>18843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8864" calcext:value-type="float">
            <text:p>18864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895" calcext:value-type="float">
            <text:p>18895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8937" calcext:value-type="float">
            <text:p>18937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9021" calcext:value-type="float">
            <text:p>19021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042" calcext:value-type="float">
            <text:p>19042</text:p>
          </table:table-cell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9063" calcext:value-type="float">
            <text:p>19063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084" calcext:value-type="float">
            <text:p>19084</text:p>
          </table:table-cell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9105" calcext:value-type="float">
            <text:p>19105</text:p>
          </table:table-cell>
          <table:table-cell office:value-type="float" office:value="259" calcext:value-type="float">
            <text:p>25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9126" calcext:value-type="float">
            <text:p>19126</text:p>
          </table:table-cell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147" calcext:value-type="float">
            <text:p>19147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178" calcext:value-type="float">
            <text:p>19178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199" calcext:value-type="float">
            <text:p>19199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9285" calcext:value-type="float">
            <text:p>19285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306" calcext:value-type="float">
            <text:p>19306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327" calcext:value-type="float">
            <text:p>19327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359" calcext:value-type="float">
            <text:p>19359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9422" calcext:value-type="float">
            <text:p>19422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464" calcext:value-type="float">
            <text:p>19464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9485" calcext:value-type="float">
            <text:p>19485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9506" calcext:value-type="float">
            <text:p>19506</text:p>
          </table:table-cell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9527" calcext:value-type="float">
            <text:p>19527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9548" calcext:value-type="float">
            <text:p>19548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19569" calcext:value-type="float">
            <text:p>19569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590" calcext:value-type="float">
            <text:p>19590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621" calcext:value-type="float">
            <text:p>19621</text:p>
          </table:table-cell>
          <table:table-cell office:value-type="float" office:value="236" calcext:value-type="float">
            <text:p>23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642" calcext:value-type="float">
            <text:p>19642</text:p>
          </table:table-cell>
          <table:table-cell office:value-type="float" office:value="237" calcext:value-type="float">
            <text:p>23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9663" calcext:value-type="float">
            <text:p>19663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9684" calcext:value-type="float">
            <text:p>19684</text:p>
          </table:table-cell>
          <table:table-cell office:value-type="float" office:value="236" calcext:value-type="float">
            <text:p>23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9705" calcext:value-type="float">
            <text:p>19705</text:p>
          </table:table-cell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9726" calcext:value-type="float">
            <text:p>19726</text:p>
          </table:table-cell>
          <table:table-cell office:value-type="float" office:value="246" calcext:value-type="float">
            <text:p>24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747" calcext:value-type="float">
            <text:p>19747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768" calcext:value-type="float">
            <text:p>19768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789" calcext:value-type="float">
            <text:p>19789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831" calcext:value-type="float">
            <text:p>19831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852" calcext:value-type="float">
            <text:p>19852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9882" calcext:value-type="float">
            <text:p>19882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9903" calcext:value-type="float">
            <text:p>19903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9925" calcext:value-type="float">
            <text:p>19925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946" calcext:value-type="float">
            <text:p>19946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967" calcext:value-type="float">
            <text:p>19967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9:08:28.4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1T19:11:16.600000000</dc:date>
    <meta:editing-duration>PT3M9S</meta:editing-duration>
    <meta:editing-cycles>3</meta:editing-cycles>
    <meta:generator>LibreOffice/7.2.5.2$Windows_X86_64 LibreOffice_project/499f9727c189e6ef3471021d6132d4c694f357e5</meta:generator>
    <meta:document-statistic meta:table-count="1" meta:cell-count="2748" meta:object-count="0"/>
  </office:meta>
</office:document-meta>
</file>